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00a65d"/>
      <style:paragraph-properties fo:text-align="center"/>
    </style:style>
    <style:style style:name="P14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6" draw:layer="layout" svg:width="4.826cm" svg:height="1.216cm" svg:x="5.934cm" svg:y="16.056cm">
          <draw:text-box>
            <text:p><text:span text:style-name="T2">Real world HW</text:span></text:p>
          </draw:text-box>
        </draw:frame>
        <draw:frame draw:style-name="gr12" draw:text-style-name="P6" draw:layer="layout" svg:width="3.556cm" svg:height="0.962cm" svg:x="15.113cm" svg:y="17.01cm">
          <draw:text-box>
            <text:p><text:span text:style-name="T2">Emula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3">Exploring the Topology for FPGA-Bridgin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1.605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097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1.605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.621cm" svg:y1="6.796cm" svg:x2="2.621cm" svg:y2="7.814cm">
            <text:p/>
          </draw:line>
          <draw:line draw:style-name="gr4" draw:text-style-name="P3" draw:layer="layout" svg:x1="2.621cm" svg:y1="10.352cm" svg:x2="2.621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9" draw:layer="layout" svg:width="3.302cm" svg:height="0.962cm" svg:x="0.97cm" svg:y="13.2cm">
          <draw:text-box>
            <text:p>This work</text:p>
          </draw:text-box>
        </draw:frame>
        <draw:frame draw:style-name="gr15" draw:text-style-name="P9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9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5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19" draw:text-style-name="P3" draw:layer="layout" svg:width="4.318cm" svg:height="7.935cm" svg:x="19.6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9.6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19.6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07cm" svg:y1="6.252cm" svg:x2="21.807cm" svg:y2="7.27cm">
            <text:p/>
          </draw:line>
          <draw:line draw:style-name="gr4" draw:text-style-name="P3" draw:layer="layout" svg:x1="21.807cm" svg:y1="13.208cm" svg:x2="21.807cm" svg:y2="12.194cm">
            <text:p/>
          </draw:line>
          <draw:custom-shape draw:style-name="gr5" draw:text-style-name="P3" draw:layer="layout" svg:width="3.048cm" svg:height="1.329cm" svg:x="20.2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0.2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6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6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6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771cm" svg:y1="6.252cm" svg:x2="13.771cm" svg:y2="7.27cm">
            <text:p/>
          </draw:line>
          <draw:line draw:style-name="gr4" draw:text-style-name="P3" draw:layer="layout" svg:x1="13.771cm" svg:y1="13.208cm" svg:x2="13.771cm" svg:y2="12.194cm">
            <text:p/>
          </draw:line>
          <draw:custom-shape draw:style-name="gr5" draw:text-style-name="P3" draw:layer="layout" svg:width="3.048cm" svg:height="1.329cm" svg:x="12.2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2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3.5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4.318cm" svg:height="7.97cm" svg:x="3.5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3.5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731cm" svg:y1="6.252cm" svg:x2="5.731cm" svg:y2="7.27cm">
            <text:p/>
          </draw:line>
          <draw:line draw:style-name="gr4" draw:text-style-name="P3" draw:layer="layout" svg:x1="5.731cm" svg:y1="13.208cm" svg:x2="5.731cm" svg:y2="12.194cm">
            <text:p/>
          </draw:line>
          <draw:custom-shape draw:style-name="gr5" draw:text-style-name="P3" draw:layer="layout" svg:width="3.048cm" svg:height="1.329cm" svg:x="4.2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4.2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3" draw:layer="layout" svg:width="2.794cm" svg:height="1.27cm" svg:x="8.4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2.794cm" svg:height="1.27cm" svg:x="16.294cm" svg:y="9.6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10cm" svg:height="1.952cm" svg:x="8.796cm" svg:y="16.156cm">
          <text:p text:style-name="P10"><text:span text:style-name="T6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15M57S</meta:editing-duration>
    <meta:editing-cycles>17</meta:editing-cycles>
    <meta:generator>LibreOffice/6.0.7.3$Linux_X86_64 LibreOffice_project/00m0$Build-3</meta:generator>
    <dc:title>Blue Curve</dc:title>
    <dc:date>2020-08-25T13:10:10.264513815</dc:date>
    <meta:document-statistic meta:object-count="145"/>
  </office:meta>
</office:document-meta>
</file>